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C47C1BD8631EC12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C0000043DC47C1BD8631EC122.jpg" xlink:type="simple" xlink:show="embed" xlink:actuate="onLoad">
            <text:p/>
          </draw:image>
        </draw:frame>
        <draw:frame draw:style-name="gr2" draw:text-style-name="P6" draw:layer="layout" svg:width="25.308cm" svg:height="11.495cm" svg:x="1.346cm" svg:y="3.255cm">
          <draw:text-box>
            <text:p text:style-name="P2"><text:span text:style-name="T1">Het aanbod van de weduwe</text:span><text:span text:style-name="T2"> </text:span></text:p>
            <text:p text:style-name="P2"><text:span text:style-name="T3">(Markus 12:41-44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5:40.753000000</dc:date>
    <meta:editing-duration>PT18M50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